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text-properties fo:font-size="20pt" style:font-size-asian="20pt" style:font-size-complex="2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paragraph-properties fo:break-before="page"/>
    </style:style>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Heading_20_3">
      <style:text-properties style:font-name="Arial" fo:font-size="14pt" fo:font-weight="bold" style:font-name-asian="Lucida Sans Unicode" style:font-size-asian="14pt" style:font-weight-asian="bold" style:font-name-complex="Tahoma" style:font-size-complex="14pt" style:font-weight-complex="bold"/>
    </style:style>
    <style:style style:name="P16" style:family="paragraph" style:parent-style-name="Standard" style:list-style-name="L14"/>
    <style:style style:name="P17" style:family="paragraph" style:parent-style-name="Text_20_body" style:list-style-name="L14">
      <style:paragraph-properties fo:margin-top="0cm" fo:margin-bottom="0.212cm"/>
    </style:style>
    <style:style style:name="P18" style:family="paragraph" style:parent-style-name="Standard" style:list-style-name="L15">
      <style:paragraph-properties fo:margin-left="0cm" fo:margin-right="0cm" fo:text-indent="0cm" style:auto-text-indent="false"/>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format="1">
        <style:list-level-properties text:min-label-distance="0.381cm"/>
      </text:list-level-style-number>
      <text:list-level-style-number text:level="2" style:num-format="A">
        <style:list-level-properties text:min-label-distance="0.381cm"/>
      </text:list-level-style-number>
      <text:list-level-style-number text:level="3" style:num-format="I">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imientos para Mole</text:p>
      <text:h text:style-name="Heading_20_2" text:outline-level="2">Requerimientos matemáticos y conceptuales</text:h>
      <text:p text:style-name="Standard">El objetivo final de MOLE es construir modelos que representen la realidad en lugar de retorcer la realidad par que se parezca a a los modelos que sabemos hacer. Para ello se deben cumplir a medio y largo plazo una serie requisitos ordenados aquí conceptualmente, no por importancia.</text:p>
      <text:h text:style-name="Heading_20_3" text:outline-level="3">Herramientas de cálculo numérico real y complejo</text:h>
      <text:list text:style-name="L1">
        <text:list-item>
          <text:p text:style-name="P2">Funciones transcendentes: combinatoria, hipergeométricas, elípticas, ...</text:p>
        </text:list-item>
        <text:list-item>
          <text:p text:style-name="P2">Derivación, integración, ec. diferenciales, sistemas de EDP's, elementos finitos, ...</text:p>
        </text:list-item>
        <text:list-item>
          <text:p text:style-name="P2">Interpolación y aproximación escalar y vectorial polinomial, Hermite, Splines, Fourier, ...</text:p>
        </text:list-item>
        <text:list-item>
          <text:p text:style-name="P2">Resolución de sistemas lineales y no lineales, métodos numéricos avanzados de álgebra lineal, (SVD, QR, ...) tanto para casos genéricos (R/C) como para estructuras especiales (sparse, Toeplitz, ...)</text:p>
        </text:list-item>
        <text:list-item>
          <text:p text:style-name="P2">Programación lineal, no lineal, y entera, flujo en redes, árboles de decisión, ...</text:p>
        </text:list-item>
      </text:list>
      <text:h text:style-name="Heading_20_3" text:outline-level="3">Álgebra Probabilística</text:h>
      <text:list text:style-name="L2">
        <text:list-item>
          <text:p text:style-name="P3">Incorporación de las distribuciones básicas escalares y vectoriales</text:p>
        </text:list-item>
        <text:list-item>
          <text:p text:style-name="P3">Definición analítica cuando se pueda y numérica en otro caso, para una variable aleatoria cualquiera de su f. densidad, f. distribución y su f. inversa, f. random, momentos, f. característica, ...</text:p>
        </text:list-item>
        <text:list-item>
          <text:p text:style-name="P3">Definición de variables aleatorias discretas, continuas o mixtas, escalares o vectoriales, introduciendo su función de densidad, o su distribución, o su característica, ...</text:p>
        </text:list-item>
        <text:list-item>
          <text:p text:style-name="P3">Operadores de variables aleatorias cualesquiera (requiere métodos de integración tipo Montecarlo)</text:p>
        </text:list-item>
      </text:list>
      <text:h text:style-name="Heading_20_3" text:outline-level="3">Modelos estadísticos flexibles y potentes</text:h>
      <text:list text:style-name="L3">
        <text:list-item>
          <text:p text:style-name="P4">Métodos tradicionales de análisis descriptivo clásico, ANOVA, diseño de experimentos, teoría de muestras, tests de hipótesis, etc.</text:p>
        </text:list-item>
        <text:list-item>
          <text:p text:style-name="P4">Métodos genéricos de estimación MaxLH, Bayesiana, genéticos(?), neuronales(?), ...</text:p>
        </text:list-item>
      </text:list>
      <text:list text:style-name="L4">
        <text:list-item>
          <text:p text:style-name="P5">Modelos estándar: Regresiones lineales, booleanas, ARIMATF, VARIMA, ARFIMA, ...</text:p>
        </text:list-item>
        <text:list-item>
          <text:p text:style-name="P5">Meta-Modelos (adaptables): Espacio de estados (filtro de Kalman), jerárquicos, ...</text:p>
        </text:list-item>
      </text:list>
      <text:list text:style-name="L2" text:continue-numbering="true">
        <text:list-item>
          <text:p text:style-name="P3">Modelos definibles por el usuario</text:p>
        </text:list-item>
      </text:list>
      <text:h text:style-name="Heading_20_3" text:outline-level="3">Álgebra de Series y Tiempo Continuo </text:h>
      <text:list text:style-name="L5">
        <text:list-item>
          <text:p text:style-name="P6">Utilización del estándar ISO-8601 para la definición de los elementos básicos de tiempo.</text:p>
        </text:list-item>
        <text:list-item>
          <text:p text:style-name="P6">Definir formalmente el álgebra del tiempo continuo extendiendo el actual tiempo discreto supradiario de una forma congruente, robusta y eficaz.</text:p>
        </text:list-item>
        <text:list-item>
          <text:p text:style-name="P6">Aclarar conceptos dudosos del actual álgebra de series, especialmente el comportamiento de los estadísticos en intervalos incompletos o con omitidos</text:p>
        </text:list-item>
        <text:list-item>
          <text:p text:style-name="P6">Representación temporal de sucesos arbitrarios, no necesariamente numéricos</text:p>
        </text:list-item>
        <text:list-item>
          <text:p text:style-name="P6">Introducción del autofechado o fechado libre para la creación de series de observaciones de procesos continuos no discretizables. Se trata simplemente de una colección ordenada de pares punto_temporal-valor, donde valor es, ya puestos, un objeto de cualquier tipo. Este es el concepto clásico de serie temporal, mucho menos potente que el usado en Bayes pero que también tiene utilidades propias que no aporta el enfoque basado en el álgebra de tiempo.</text:p>
        </text:list-item>
      </text:list>
      <text:p text:style-name="P7"/>
      <text:h text:style-name="Heading_20_2" text:outline-level="2">Requirimientos Informáticos</text:h>
      <text:p text:style-name="Standard">Enumeración y descripción de las herramientas y características que ha de incorporar MOLE para dar cuerpo a los requerimientos conceptuales del punto anterior</text:p>
      <text:h text:style-name="Heading_20_3" text:outline-level="3">Robustez del sistema</text:h>
      <text:list text:style-name="L6">
        <text:list-item>
          <text:p text:style-name="P8">Gestión de Memoria, integridad referencial y tabla de símbolos global/local</text:p>
        </text:list-item>
        <text:list-item>
          <text:p text:style-name="P8">Gestión de Excepciones para evitar caídas</text:p>
        </text:list-item>
        <text:list-item>
          <text:p text:style-name="P8">Reporte de errores y warnings sintácticos con mayor detalle, mejor localización y más información sobre las posibles causas</text:p>
        </text:list-item>
        <text:list-item>
          <text:p text:style-name="P8">Sistema de Pruebas Built-in autocontenido con especial hincapié en la robustez del lenguaje y la precisión numérica pero sin olvidar la eficacia y la economía de recursos</text:p>
        </text:list-item>
      </text:list>
      <text:h text:style-name="Heading_20_3" text:outline-level="3">Procesamiento masivo de datos</text:h>
      <text:p text:style-name="Text_20_body">Capacidad para el procesamiento de ingentes cantidades de datos</text:p>
      <text:list text:style-name="L7">
        <text:list-item>
          <text:p text:style-name="P9">Paralelización de procesos</text:p>
          <text:list>
            <text:list-item>
              <text:p text:style-name="P9">Soporte para clusters (VPM, MPI)</text:p>
            </text:list-item>
            <text:list-item>
              <text:p text:style-name="P9">Multiproceso y Multitarea</text:p>
            </text:list-item>
          </text:list>
        </text:list-item>
        <text:list-item>
          <text:p text:style-name="P9">Accesibilidad de la información</text:p>
        </text:list-item>
      </text:list>
      <text:list text:style-name="L8">
        <text:list-item>
          <text:p text:style-name="P10">Conexión a bases de datos genéricas, (ODBC, nativa, ...)</text:p>
        </text:list-item>
        <text:list-item>
          <text:p text:style-name="P10">Formatos de datos estándar y de otros paquetes, XML, EXCEL, <text:s/>SPSS, SAS, R, ...</text:p>
        </text:list-item>
        <text:list-item>
          <text:p text:style-name="P10">Lectura y escritura arbitraria (tipo fopen,fseek,fwrite,fread,...) de ficheros de texto, binarios e incluso comprimidos (sólo open-source) para poder programar en el propio MOLE métodos ad-hoc de acceso a fuentes de datos especiales.</text:p>
        </text:list-item>
      </text:list>
      <text:list text:style-name="L7" text:continue-numbering="true">
        <text:list-item>
          <text:p text:style-name="P9">Integración de Motores de BBDD</text:p>
        </text:list-item>
      </text:list>
      <text:list text:style-name="L9">
        <text:list-item>
          <text:list>
            <text:list-item>
              <text:p text:style-name="P11">DBOISS: Almacenamiento corporativo tanto de los proyectos de análisis como de los paquetes estándar tipo SADD, en servidores remotos de BBDD, y abarcando conjuntamente (pero no revueltos) datos de entrada y de salida con estructura MOLE arbitraria. Todo ello generado automáticamente desde el propio MOLE, que también ha de ser capaz de recuperar toda esa información de forma natural y casi transparente, reevaluando el mínimo código que sea posible, y con facilidades para la búsqueda, <text:s/>mantenimiento de versiones, documentación integrada, generación de informes, etc. </text:p>
            </text:list-item>
            <text:list-item>
              <text:p text:style-name="P11">Replicación local en memoria externa de los datos del servidor remoto empleados en cada sesión de trabajo, de forma temporal y transparente, con el objetivo de minimizar el flujo de datos en la red. Esto es más bien externo al lenguaje pues se puede hacer casi automáticamente en MySQL y supongo que también en Oracle y SQLServer</text:p>
            </text:list-item>
          </text:list>
        </text:list-item>
      </text:list>
      <text:h text:style-name="Heading_20_3" text:outline-level="3">Productividad </text:h>
      <text:p text:style-name="Standard">Todo lo relacionado con integración, reusabilidad, portabilidad, organización, documentación, ...</text:p>
      <text:list text:style-name="L10">
        <text:list-item>
          <text:p text:style-name="P12">Bibliotecas de código MOLE, Programas y Proyectos organizados en "Paquetes"</text:p>
        </text:list-item>
        <text:list-item>
          <text:p text:style-name="P12">Un paquete especial de compatibilidad con TOL que integre el máximo de funciones que queden obsoletas por razones conceptuales, de nomenclatura o de cualquier índole; así como las herramientas que se nos puedan ocurrir para facilitar el porting a MOLE.</text:p>
        </text:list-item>
        <text:list-item>
          <text:p text:style-name="P12">Base para la gestión de proyectos en: desarrollo, pruebas, explotación</text:p>
        </text:list-item>
        <text:list-item>
          <text:p text:style-name="P12">Importación (automatizada) de los algoritmos matemáticos de las librerías matemáticas open-source más utilizadas (Blas, Lapack, GSL, TML, ...) <text:s/>Los algoritmos no disponibles se <text:s/>desarrollarán como una extensión open-source en colaboración con los proyectos de origen.</text:p>
        </text:list-item>
        <text:list-item>
          <text:p text:style-name="P12">API de extensibilidad del lenguaje y de comunicación con otros lenguajes</text:p>
        </text:list-item>
        <text:list-item>
          <text:p text:style-name="P12">Sistemas y protocolos de autodocumentación del código</text:p>
        </text:list-item>
      </text:list>
      <text:h text:style-name="Heading_20_3" text:outline-level="3">Claridad sintáctica y potencia de definición</text:h>
      <text:p text:style-name="Text_20_body">Debe ser lo más simple y similar a Tol que sea posible, aunque con ciertas ampliaciones y unas pocas rectificaciones</text:p>
      <text:list text:style-name="L11">
        <text:list-item>
          <text:p text:style-name="P13">Creación de funciones de usuario con número variable de argumentos y valores por defecto, quizás con tipo de resultado fijo para no liarse mucho.</text:p>
        </text:list-item>
        <text:list-item>
          <text:p text:style-name="P13">Creación de tipos de usuario para una mejor expresividad y organización así como para permitir un mayor control de tipos por parte del reconocedor, lo cual evita muchos errores y facilita la depuración. En principio bastaría con incluir estas dos especializaciones del tipo Set</text:p>
        </text:list-item>
      </text:list>
      <text:list text:style-name="L12">
        <text:list-item>
          <text:list>
            <text:list-item>
              <text:p text:style-name="P14">Array's: Aunque con el Set se puede almacenar cualquier cosa es bueno contar con el tipo Array&lt;type&gt; (no digo que haya de ser así la sintáxis) para poder hacer comprobación de tipo rápida y segura. Además, si se introducen array's indexados en un fechado en lugar de en los enteros, el propio usuario puede definir de forma completamente natural series en tiempo continuo de objetos arbitrarios: matrices, textos, conjuntos o cualquier objeto definible en TOL. Cualquier función aplicable al tipo de datos de los elementos del array se podría aplicar directamente al array de forma secuencial, bien simplemente invocando la función sobre el array: function_escalar(array); o bien mediante una función de aplicación tipo Apply(array, function_escalar [, desde, hasta])</text:p>
            </text:list-item>
            <text:list-item>
              <text:p text:style-name="P14">Struct's: ligeramente orientados a objetos pero sin excesivas complicaciones. Lo fundamental es poder aunar datos y funciones miembro en una estructura mucho más rica que el Struct actual con referencia implícita al objeto this para poder escribir código de una forma más clara y sensata. Más adelante, ya veremos si merece la pena añadir virguerías como la herencia simple, miembros estáticos, protected, private ...</text:p>
            </text:list-item>
          </text:list>
        </text:list-item>
      </text:list>
      <text:list text:style-name="L11" text:continue-numbering="true">
        <text:list-item>
          <text:p text:style-name="P13">Incorporación de namespaces (quizás ligados al concepto de paquete o a un nivel inferior) para permitir una nomenclatura de variables y funciones mínimamente razonable.</text:p>
        </text:list-item>
        <text:list-item>
          <text:p text:style-name="P13">Mecanismos de control de flujo clásicos: if, for, while, break, exit, (label y goto los odio pero se puede discutir). Nuestro actual For que retorna el conjunto de iteraicones no es un mero bucle y habría que mantenerlo aunque quizás con un nombre menos ambiguo. Los actuales funcionales If, For, y While se podrían mantener sólo en el paquete de compatibilidad.</text:p>
        </text:list-item>
      </text:list>
      <text:h text:style-name="P15" text:outline-level="3">Tipos de datos</text:h>
      <text:list text:style-name="L14">
        <text:list-item>
          <text:p text:style-name="P16">Tratamiento especial de los tipos de datos escalares (Real, Complex, Date, ...) para eliminar el overhead que sólo es necesario en los tipos más elaborados (TimeSet, Serie, ...).</text:p>
        </text:list-item>
        <text:list-item>
          <text:p text:style-name="P17">Se debe hacer un casting mucho más natural y transparente entre todos los tipos numéricos Real, Complex, Matrix, Serie, Polyn, Ration, Vector&lt;tipo_numerico&gt;</text:p>
        </text:list-item>
        <text:list-item>
          <text:p text:style-name="P16">Virtualización de los objetos potencialemente grandes o con estructuras especiales </text:p>
        </text:list-item>
      </text:list>
      <text:list text:style-name="L15">
        <text:list-item>
          <text:list>
            <text:list-item>
              <text:p text:style-name="P18">Matrix: Se precisan matrices reales y complejas con definiciones virtuales, (sparse, scan, displacement, ... )</text:p>
            </text:list-item>
            <text:list-item>
              <text:p text:style-name="P18">Set: Algunos conjuntos pueden calcularse bajo demanda (lazy) de manera que no sea necesario mantenerlos en memoria. Por ejemplo el Range, pero se podría extender a otros más complejos. Quizás (no sé si esto es ya ciencia ficción) se podría crear un tipo de conjunto virtual similar a un puntero de base de datos que permitiera recorrer secuencialemente el resultado de una query y operar al estilo de PL-SQL.</text:p>
            </text:list-item>
            <text:list-item>
              <text:p text:style-name="P18">Text, Polyn, Ratio: En principio sería suficiente con que, cuando sea preciso, puedan usar memoria externa de una forma específicamente diseñada (STXXL?) en lugar de la memoria virtual del sistema.</text:p>
            </text:list-item>
          </text:list>
        </text:list-item>
      </text:list>
      <text:list text:style-name="L14" text:continue-numbering="true">
        <text:list-item>
          <text:p text:style-name="P17">Text: Se deben incorporar aquí herramientas de tratamiento de texto e hipertexto: búsqueda y reemplazamiento por múltiples criterios, (EXACT, LIKE, ...), indexación, parse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A">
        <style:list-level-properties text:min-label-distance="0.381cm"/>
      </text:outline-level-style>
      <text:outline-level-style text:level="3" style:num-format="I">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creation-date>2006-01-27T20:17:54</meta:creation-date>
    <dc:date>2006-01-31T17:45:40</dc:date>
    <dc:language>es-ES</dc:language>
    <meta:editing-cycles>10</meta:editing-cycles>
    <meta:editing-duration>PT6H16M34S</meta:editing-duration>
    <meta:user-defined meta:name="Info 1"/>
    <meta:user-defined meta:name="Info 2"/>
    <meta:user-defined meta:name="Info 3"/>
    <meta:user-defined meta:name="Info 4"/>
    <meta:document-statistic meta:table-count="0" meta:image-count="0" meta:object-count="0" meta:page-count="3" meta:paragraph-count="69" meta:word-count="1401" meta:character-count="9503"/>
  </office:meta>
</office:document-meta>
</file>